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fo:border="0.06pt solid #000000"/>
      <style:text-properties fo:color="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ackground-color="#ffff00" fo:border="0.06pt solid #000000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4177in" svg:y="1.1894in">
            <draw:object draw:notify-on-update-of-ranges="Sheet1.F1:Sheet1.F1 Sheet1.F2:Sheet1.F6 Sheet1.G1:Sheet1.G1 Sheet1.G2:Sheet1.G6 Sheet1.H1:Sheet1.H1 Sheet1.H2:Sheet1.H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4122in" svg:height="2.4866in" svg:x="0in" svg:y="7.6551in">
            <draw:object draw:notify-on-update-of-ranges="Sheet1.A34:Sheet1.D34 Sheet1.A40:Sheet1.D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4.4508in" svg:y="4.7665in">
            <draw:object draw:notify-on-update-of-ranges="Sheet1.F2:Sheet1.F6 Sheet1.I2:Sheet1.I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4.4512in" svg:y="8.2803in">
            <draw:object draw:notify-on-update-of-ranges="Sheet1.F2:Sheet1.F6 Sheet1.J2:Sheet1.J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SEQUENCE</text:p>
          </table:table-cell>
          <table:table-cell table:style-name="ce1" office:value-type="string" calcext:value-type="string">
            <text:p>VECTOR</text:p>
          </table:table-cell>
          <table:table-cell table:style-name="ce1" office:value-type="string" calcext:value-type="string">
            <text:p>NTHREADS</text:p>
          </table:table-cell>
          <table:table-cell table:style-name="ce1" office:value-type="string" calcext:value-type="string">
            <text:p>COMBINED</text:p>
          </table:table-cell>
          <table:table-cell/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Expected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Speed-Up</text:p>
          </table:table-cell>
          <table:table-cell office:value-type="string" calcext:value-type="string">
            <text:p>Efficiency</text:p>
          </table:table-cell>
        </table:table-row>
        <table:table-row table:style-name="ro1">
          <table:table-cell office:value-type="float" office:value="89.454189" calcext:value-type="float">
            <text:p>89.454189</text:p>
          </table:table-cell>
          <table:table-cell office:value-type="float" office:value="27.012056" calcext:value-type="float">
            <text:p>27.012056</text:p>
          </table:table-cell>
          <table:table-cell table:style-name="ce3" office:value-type="float" office:value="1" calcext:value-type="float" table:number-columns-spanned="1" table:number-rows-spanned="6">
            <text:p>1</text:p>
          </table:table-cell>
          <table:table-cell table:style-name="ce9" office:value-type="float" office:value="25.838451" calcext:value-type="float">
            <text:p>25.838451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A2:.A6]) / 4" office:value-type="float" office:value="22.29543615" calcext:value-type="float">
            <text:p>22.29543615</text:p>
          </table:table-cell>
          <table:table-cell table:formula="of:=AVERAGE([.D2:.D6])" office:value-type="float" office:value="26.6815116" calcext:value-type="float">
            <text:p>26.6815116</text:p>
          </table:table-cell>
          <table:table-cell table:formula="of:=[.H2]/[.H2]" office:value-type="float" office:value="1" calcext:value-type="float">
            <text:p>1</text:p>
          </table:table-cell>
          <table:table-cell table:formula="of:=[.I2]/[.F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.647468" calcext:value-type="float">
            <text:p>88.647468</text:p>
          </table:table-cell>
          <table:table-cell office:value-type="float" office:value="27.124745" calcext:value-type="float">
            <text:p>27.124745</text:p>
          </table:table-cell>
          <table:covered-table-cell/>
          <table:table-cell table:style-name="ce9" office:value-type="float" office:value="27.098425" calcext:value-type="float">
            <text:p>27.098425</text:p>
          </table:table-cell>
          <table:table-cell/>
          <table:table-cell office:value-type="float" office:value="2" calcext:value-type="float">
            <text:p>2</text:p>
          </table:table-cell>
          <table:table-cell table:formula="of:= ([.G2] / 2)" office:value-type="float" office:value="11.147718075" calcext:value-type="float">
            <text:p>11.147718075</text:p>
          </table:table-cell>
          <table:table-cell table:formula="of:=AVERAGE([.D8:.D12])" office:value-type="float" office:value="12.8292388" calcext:value-type="float">
            <text:p>12.8292388</text:p>
          </table:table-cell>
          <table:table-cell table:formula="of:=[.H2]/[.H3]" office:value-type="float" office:value="2.07974237723286" calcext:value-type="float">
            <text:p>2.07974237723286</text:p>
          </table:table-cell>
          <table:table-cell table:formula="of:=[.I3]/[.F3]" office:value-type="float" office:value="1.03987118861643" calcext:value-type="float">
            <text:p>1.03987118861643</text:p>
          </table:table-cell>
        </table:table-row>
        <table:table-row table:style-name="ro1">
          <table:table-cell office:value-type="float" office:value="89.478275" calcext:value-type="float">
            <text:p>89.478275</text:p>
          </table:table-cell>
          <table:table-cell office:value-type="float" office:value="27.124566" calcext:value-type="float">
            <text:p>27.124566</text:p>
          </table:table-cell>
          <table:covered-table-cell/>
          <table:table-cell table:style-name="ce9" office:value-type="float" office:value="27.210155" calcext:value-type="float">
            <text:p>27.210155</text:p>
          </table:table-cell>
          <table:table-cell/>
          <table:table-cell office:value-type="float" office:value="4" calcext:value-type="float">
            <text:p>4</text:p>
          </table:table-cell>
          <table:table-cell table:formula="of:= [.G3] /2" office:value-type="float" office:value="5.5738590375" calcext:value-type="float">
            <text:p>5.5738590375</text:p>
          </table:table-cell>
          <table:table-cell table:formula="of:=AVERAGE([.D14:.D18])" office:value-type="float" office:value="6.1040934" calcext:value-type="float">
            <text:p>6.1040934</text:p>
          </table:table-cell>
          <table:table-cell table:formula="of:=[.H2]/[.H4]" office:value-type="float" office:value="4.37108508202053" calcext:value-type="float">
            <text:p>4.37108508202053</text:p>
          </table:table-cell>
          <table:table-cell table:formula="of:=[.I4]/[.F4]" office:value-type="float" office:value="1.09277127050513" calcext:value-type="float">
            <text:p>1.09277127050513</text:p>
          </table:table-cell>
        </table:table-row>
        <table:table-row table:style-name="ro1">
          <table:table-cell office:value-type="float" office:value="88.708019" calcext:value-type="float">
            <text:p>88.708019</text:p>
          </table:table-cell>
          <table:table-cell office:value-type="float" office:value="26.99078" calcext:value-type="float">
            <text:p>26.99078</text:p>
          </table:table-cell>
          <table:covered-table-cell/>
          <table:table-cell table:style-name="ce9" office:value-type="float" office:value="26.098456" calcext:value-type="float">
            <text:p>26.098456</text:p>
          </table:table-cell>
          <table:table-cell/>
          <table:table-cell office:value-type="float" office:value="8" calcext:value-type="float">
            <text:p>8</text:p>
          </table:table-cell>
          <table:table-cell table:formula="of:=[.G4]/2" office:value-type="float" office:value="2.78692951875" calcext:value-type="float">
            <text:p>2.78692951875</text:p>
          </table:table-cell>
          <table:table-cell table:formula="of:=AVERAGE([.D20:.D24])" office:value-type="float" office:value="3.158676" calcext:value-type="float">
            <text:p>3.158676</text:p>
          </table:table-cell>
          <table:table-cell table:formula="of:=[.H2]/[.H5]" office:value-type="float" office:value="8.44705553845979" calcext:value-type="float">
            <text:p>8.44705553845979</text:p>
          </table:table-cell>
          <table:table-cell table:formula="of:=[.I5]/[.F5]" office:value-type="float" office:value="1.05588194230747" calcext:value-type="float">
            <text:p>1.05588194230747</text:p>
          </table:table-cell>
        </table:table-row>
        <table:table-row table:style-name="ro1">
          <table:table-cell office:value-type="float" office:value="89.620772" calcext:value-type="float">
            <text:p>89.620772</text:p>
          </table:table-cell>
          <table:table-cell office:value-type="float" office:value="27.371595" calcext:value-type="float">
            <text:p>27.371595</text:p>
          </table:table-cell>
          <table:covered-table-cell/>
          <table:table-cell table:style-name="ce9" office:value-type="float" office:value="27.162071" calcext:value-type="float">
            <text:p>27.16207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G5]/2" office:value-type="float" office:value="1.393464759375" calcext:value-type="float">
            <text:p>1.393464759375</text:p>
          </table:table-cell>
          <table:table-cell table:formula="of:=AVERAGE([.D26:.D30])" office:value-type="float" office:value="2.2189888" calcext:value-type="float">
            <text:p>2.2189888</text:p>
          </table:table-cell>
          <table:table-cell table:formula="of:=[.H2]/[.H6]" office:value-type="float" office:value="12.0241758768679" calcext:value-type="float">
            <text:p>12.0241758768679</text:p>
          </table:table-cell>
          <table:table-cell table:formula="of:=[.I6]/[.F6]" office:value-type="float" office:value="0.751510992304242" calcext:value-type="float">
            <text:p>0.751510992304242</text:p>
          </table:table-cell>
        </table:table-row>
        <table:table-row table:style-name="ro1">
          <table:table-cell table:style-name="ce2" table:formula="of:=AVERAGE([.A2:.A6] )" office:value-type="float" office:value="89.1817446" calcext:value-type="float">
            <text:p>89.1817446</text:p>
          </table:table-cell>
          <table:table-cell table:style-name="ce8" table:formula="of:=AVERAGE([.B2:.B6])" office:value-type="float" office:value="27.1247484" calcext:value-type="float">
            <text:p>27.1247484</text:p>
          </table:table-cell>
          <table:covered-table-cell/>
          <table:table-cell table:style-name="ce8" table:formula="of:=AVERAGE([.D2:.D6])" office:value-type="float" office:value="26.6815116" calcext:value-type="float">
            <text:p>26.68151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float" office:value="2" calcext:value-type="float" table:number-columns-spanned="1" table:number-rows-spanned="6">
            <text:p>2</text:p>
          </table:table-cell>
          <table:table-cell office:value-type="float" office:value="12.809976" calcext:value-type="float">
            <text:p>12.809976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 table:number-columns-spanned="2" table:number-rows-spanned="1">
            <text:p>Color meanings</text:p>
          </table:table-cell>
          <table:covered-table-cell table:number-columns-repeated="2"/>
          <table:table-cell office:value-type="float" office:value="12.984226" calcext:value-type="float">
            <text:p>12.984226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 table:number-columns-spanned="2" table:number-rows-spanned="1">
            <text:p>one measurement</text:p>
          </table:table-cell>
          <table:covered-table-cell table:number-columns-repeated="2"/>
          <table:table-cell office:value-type="float" office:value="13.331903" calcext:value-type="float">
            <text:p>13.331903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 table:number-columns-spanned="2" table:number-rows-spanned="1">
            <text:p>average of five</text:p>
          </table:table-cell>
          <table:covered-table-cell table:number-columns-repeated="2"/>
          <table:table-cell office:value-type="float" office:value="12.656561" calcext:value-type="float">
            <text:p>12.656561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office:value-type="float" office:value="12.363528" calcext:value-type="float">
            <text:p>12.363528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table:style-name="ce10" table:formula="of:=AVERAGE([.D8:.D12])" office:value-type="float" office:value="12.8292388" calcext:value-type="float">
            <text:p>12.829238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float" office:value="4" calcext:value-type="float" table:number-columns-spanned="1" table:number-rows-spanned="6">
            <text:p>4</text:p>
          </table:table-cell>
          <table:table-cell office:value-type="float" office:value="6.008344" calcext:value-type="float">
            <text:p>6.008344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office:value-type="float" office:value="6.036586" calcext:value-type="float">
            <text:p>6.036586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office:value-type="float" office:value="6.047246" calcext:value-type="float">
            <text:p>6.047246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office:value-type="float" office:value="6.130314" calcext:value-type="float">
            <text:p>6.130314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office:value-type="float" office:value="6.297977" calcext:value-type="float">
            <text:p>6.297977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table:style-name="ce8" table:formula="of:=AVERAGE([.D14:.D18])" office:value-type="float" office:value="6.1040934" calcext:value-type="float">
            <text:p>6.104093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float" office:value="8" calcext:value-type="float" table:number-columns-spanned="1" table:number-rows-spanned="6">
            <text:p>8</text:p>
          </table:table-cell>
          <table:table-cell office:value-type="float" office:value="3.221677" calcext:value-type="float">
            <text:p>3.221677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office:value-type="float" office:value="3.010562" calcext:value-type="float">
            <text:p>3.010562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office:value-type="float" office:value="3.244417" calcext:value-type="float">
            <text:p>3.244417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office:value-type="float" office:value="3.282585" calcext:value-type="float">
            <text:p>3.282585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office:value-type="float" office:value="3.034139" calcext:value-type="float">
            <text:p>3.034139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table:style-name="ce8" table:formula="of:=AVERAGE([.D20:.D24])" office:value-type="float" office:value="3.158676" calcext:value-type="float">
            <text:p>3.15867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float" office:value="16" calcext:value-type="float" table:number-columns-spanned="1" table:number-rows-spanned="6">
            <text:p>16</text:p>
          </table:table-cell>
          <table:table-cell office:value-type="float" office:value="2.27735" calcext:value-type="float">
            <text:p>2.27735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office:value-type="float" office:value="2.229879" calcext:value-type="float">
            <text:p>2.229879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office:value-type="float" office:value="2.192304" calcext:value-type="float">
            <text:p>2.192304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office:value-type="float" office:value="2.20038" calcext:value-type="float">
            <text:p>2.20038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office:value-type="float" office:value="2.195031" calcext:value-type="float">
            <text:p>2.195031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table:style-name="ce8" table:formula="of:=AVERAGE([.D26:.D30])" office:value-type="float" office:value="2.2189888" calcext:value-type="float">
            <text:p>2.2189888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3" office:value-type="string" calcext:value-type="string" table:number-columns-spanned="4" table:number-rows-spanned="1">
            <text:p>Different scheduling for 4 threads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6" office:value-type="string" calcext:value-type="string">
            <text:p>static</text:p>
          </table:table-cell>
          <table:table-cell table:style-name="ce6" office:value-type="string" calcext:value-type="string">
            <text:p>dynamic</text:p>
          </table:table-cell>
          <table:table-cell table:style-name="ce6" office:value-type="string" calcext:value-type="string">
            <text:p>guided</text:p>
          </table:table-cell>
          <table:table-cell table:style-name="ce6" office:value-type="string" calcext:value-type="string">
            <text:p>auto</text:p>
          </table:table-cell>
          <table:table-cell table:number-columns-repeated="6"/>
        </table:table-row>
        <table:table-row table:style-name="ro1">
          <table:table-cell table:style-name="ce7" office:value-type="float" office:value="6.340608" calcext:value-type="float">
            <text:p>6.340608</text:p>
          </table:table-cell>
          <table:table-cell office:value-type="float" office:value="458.448505" calcext:value-type="float">
            <text:p>458.448505</text:p>
          </table:table-cell>
          <table:table-cell office:value-type="float" office:value="6.333853" calcext:value-type="float">
            <text:p>6.333853</text:p>
          </table:table-cell>
          <table:table-cell office:value-type="float" office:value="6.339409" calcext:value-type="float">
            <text:p>6.339409</text:p>
          </table:table-cell>
          <table:table-cell table:number-columns-repeated="6"/>
        </table:table-row>
        <table:table-row table:style-name="ro1">
          <table:table-cell table:style-name="ce7" office:value-type="float" office:value="6.131873" calcext:value-type="float">
            <text:p>6.131873</text:p>
          </table:table-cell>
          <table:table-cell office:value-type="float" office:value="461.287634" calcext:value-type="float">
            <text:p>461.287634</text:p>
          </table:table-cell>
          <table:table-cell office:value-type="float" office:value="6.312456" calcext:value-type="float">
            <text:p>6.312456</text:p>
          </table:table-cell>
          <table:table-cell office:value-type="float" office:value="6.326954" calcext:value-type="float">
            <text:p>6.326954</text:p>
          </table:table-cell>
          <table:table-cell table:number-columns-repeated="6"/>
        </table:table-row>
        <table:table-row table:style-name="ro1">
          <table:table-cell table:style-name="ce7" office:value-type="float" office:value="6.165834" calcext:value-type="float">
            <text:p>6.165834</text:p>
          </table:table-cell>
          <table:table-cell office:value-type="float" office:value="145.341133" calcext:value-type="float">
            <text:p>145.341133</text:p>
          </table:table-cell>
          <table:table-cell office:value-type="float" office:value="6.037234" calcext:value-type="float">
            <text:p>6.037234</text:p>
          </table:table-cell>
          <table:table-cell office:value-type="float" office:value="6.064264" calcext:value-type="float">
            <text:p>6.064264</text:p>
          </table:table-cell>
          <table:table-cell table:number-columns-repeated="6"/>
        </table:table-row>
        <table:table-row table:style-name="ro1">
          <table:table-cell table:style-name="ce7" office:value-type="float" office:value="6.033061" calcext:value-type="float">
            <text:p>6.033061</text:p>
          </table:table-cell>
          <table:table-cell office:value-type="float" office:value="139.486936" calcext:value-type="float">
            <text:p>139.486936</text:p>
          </table:table-cell>
          <table:table-cell office:value-type="float" office:value="6.272283" calcext:value-type="float">
            <text:p>6.272283</text:p>
          </table:table-cell>
          <table:table-cell office:value-type="float" office:value="5.939623" calcext:value-type="float">
            <text:p>5.939623</text:p>
          </table:table-cell>
          <table:table-cell table:number-columns-repeated="6"/>
        </table:table-row>
        <table:table-row table:style-name="ro1">
          <table:table-cell table:style-name="ce7" office:value-type="float" office:value="6.054323" calcext:value-type="float">
            <text:p>6.054323</text:p>
          </table:table-cell>
          <table:table-cell office:value-type="float" office:value="139.668841" calcext:value-type="float">
            <text:p>139.668841</text:p>
          </table:table-cell>
          <table:table-cell office:value-type="float" office:value="5.954724" calcext:value-type="float">
            <text:p>5.954724</text:p>
          </table:table-cell>
          <table:table-cell office:value-type="float" office:value="6.141711" calcext:value-type="float">
            <text:p>6.141711</text:p>
          </table:table-cell>
          <table:table-cell table:number-columns-repeated="6"/>
        </table:table-row>
        <table:table-row table:style-name="ro1">
          <table:table-cell table:style-name="ce8" table:formula="of:=AVERAGE([.A35:.A39])" office:value-type="float" office:value="6.1451398" calcext:value-type="float">
            <text:p>6.1451398</text:p>
          </table:table-cell>
          <table:table-cell table:style-name="ce8" table:formula="of:=AVERAGE([.B35:.B39])" office:value-type="float" office:value="268.8466098" calcext:value-type="float">
            <text:p>268.8466098</text:p>
          </table:table-cell>
          <table:table-cell table:style-name="ce8" table:formula="of:=AVERAGE([.C35:.C39])" office:value-type="float" office:value="6.18211" calcext:value-type="float">
            <text:p>6.18211</text:p>
          </table:table-cell>
          <table:table-cell table:style-name="ce8" table:formula="of:=AVERAGE([.D35:.D39])" office:value-type="float" office:value="6.1623922" calcext:value-type="float">
            <text:p>6.1623922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 table:number-columns-spanned="4" table:number-rows-spanned="1">
            <text:p><text:span text:style-name="T1">static</text:span> scheduling is the best!</text:p>
          </table:table-cell>
          <table:covered-table-cell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16:49:04.555694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00:17:30.934348137</meta:creation-date>
    <dc:date>2022-03-28T17:52:44.528055697</dc:date>
    <meta:editing-duration>PT16M28S</meta:editing-duration>
    <meta:editing-cycles>7</meta:editing-cycles>
    <meta:generator>LibreOffice/6.4.7.2$Linux_X86_64 LibreOffice_project/40$Build-2</meta:generator>
    <meta:document-statistic meta:table-count="1" meta:cell-count="114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01cm" svg:y="3.952cm" style:legend-expansion="high" chart:style-name="ch2"/>
        <chart:plot-area chart:style-name="ch3" table:cell-range-address="Sheet1.F1:Sheet1.H6" chart:data-source-has-labels="both" svg:x="1.331cm" svg:y="0.18cm" svg:width="11.55cm" svg:height="7.659cm">
          <chartooo:coordinate-region svg:x="1.952cm" svg:y="0.379cm" svg:width="10.742cm" svg:height="6.813cm"/>
          <chart:axis chart:dimension="x" chart:name="primary-x" chart:style-name="ch4" chartooo:axis-type="auto">
            <chartooo:date-scale/>
            <chart:title svg:x="5.713cm" svg:y="8.019cm" chart:style-name="ch5">
              <text:p>Number of threads</text:p>
            </chart:title>
            <chart:categories table:cell-range-address="Sheet1.F2:Sheet1.F6"/>
            <chart:grid chart:style-name="ch6" chart:class="major"/>
          </chart:axis>
          <chart:axis chart:dimension="y" chart:name="primary-y" chart:style-name="ch4">
            <chart:title svg:x="0.451cm" svg:y="5.336cm" chart:style-name="ch7">
              <text:p>Time of execution</text:p>
            </chart:title>
            <chart:grid chart:style-name="ch6" chart:class="major"/>
          </chart:axis>
          <chart:series chart:style-name="ch8" chart:values-cell-range-address="Sheet1.G2:Sheet1.G6" chart:label-cell-address="Sheet1.G1:Sheet1.G1" chart:class="chart:line">
            <chart:data-point chart:repeated="5"/>
          </chart:series>
          <chart:series chart:style-name="ch9" chart:values-cell-range-address="Sheet1.H2:Sheet1.H6" chart:label-cell-address="Sheet1.H1:Sheet1.H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cted</text:p>
                <draw:g>
                  <svg:desc>Sheet1.G1:Sheet1.G1</svg:desc>
                </draw:g>
              </table:table-cell>
              <table:table-cell office:value-type="string">
                <text:p>Real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F2:Sheet1.F6</svg:desc>
                </draw:g>
              </table:table-cell>
              <table:table-cell office:value-type="float" office:value="22.29543615">
                <text:p>22.29543615</text:p>
                <draw:g>
                  <svg:desc>Sheet1.G2:Sheet1.G6</svg:desc>
                </draw:g>
              </table:table-cell>
              <table:table-cell office:value-type="float" office:value="26.6815116">
                <text:p>26.6815116</text:p>
                <draw:g>
                  <svg:desc>Sheet1.H2:Sheet1.H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.147718075">
                <text:p>11.147718075</text:p>
              </table:table-cell>
              <table:table-cell office:value-type="float" office:value="12.8292388">
                <text:p>12.82923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5738590375">
                <text:p>5.5738590375</text:p>
              </table:table-cell>
              <table:table-cell office:value-type="float" office:value="6.1040934">
                <text:p>6.10409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78692951875">
                <text:p>2.78692951875</text:p>
              </table:table-cell>
              <table:table-cell office:value-type="float" office:value="3.158676">
                <text:p>3.15867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393464759375">
                <text:p>1.393464759375</text:p>
              </table:table-cell>
              <table:table-cell office:value-type="float" office:value="2.2189888">
                <text:p>2.21898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208cm" svg:height="6.317cm" xlink:href=".." xlink:type="simple" chart:class="chart:bar" chart:style-name="ch1">
        <chart:plot-area chart:style-name="ch2" table:cell-range-address="Sheet1.A34:Sheet1.D34 Sheet1.A40:Sheet1.D40" chart:data-source-has-labels="row" svg:x="1.235cm" svg:y="0.126cm" svg:width="9.749cm" svg:height="5.084cm">
          <chartooo:coordinate-region svg:x="2.042cm" svg:y="0.325cm" svg:width="8.942cm" svg:height="4.238cm"/>
          <chart:axis chart:dimension="x" chart:name="primary-x" chart:style-name="ch3" chartooo:axis-type="auto">
            <chartooo:date-scale/>
            <chart:title svg:x="4.689cm" svg:y="5.336cm" chart:style-name="ch4">
              <text:p>Type of scheduling</text:p>
            </chart:title>
            <chart:categories table:cell-range-address="Sheet1.A34:Sheet1.D34"/>
          </chart:axis>
          <chart:axis chart:dimension="y" chart:name="primary-y" chart:style-name="ch5">
            <chart:title svg:x="0.451cm" svg:y="3.995cm" chart:style-name="ch6">
              <text:p>Time of execution</text:p>
            </chart:title>
            <chart:grid chart:style-name="ch7" chart:class="major"/>
          </chart:axis>
          <chart:series chart:style-name="ch8" chart:values-cell-range-address="Sheet1.A40:Sheet1.D40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Sheet1.A34:Sheet1.D34</svg:desc>
                </draw:g>
              </table:table-cell>
              <table:table-cell office:value-type="string">
                <text:p>dynamic</text:p>
              </table:table-cell>
              <table:table-cell office:value-type="string">
                <text:p>guided</text:p>
              </table:table-cell>
              <table:table-cell office:value-type="string">
                <text:p>auto</text:p>
              </table:table-cell>
            </table:table-row>
          </table:table-header-rows>
          <table:table-rows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6.1451398">
                <text:p>6.1451398</text:p>
                <draw:g>
                  <svg:desc>Sheet1.A40:Sheet1.D40</svg:desc>
                </draw:g>
              </table:table-cell>
              <table:table-cell office:value-type="float" office:value="268.8466098">
                <text:p>268.8466098</text:p>
              </table:table-cell>
              <table:table-cell office:value-type="float" office:value="6.18211">
                <text:p>6.18211</text:p>
              </table:table-cell>
              <table:table-cell office:value-type="float" office:value="6.1623922">
                <text:p>6.16239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F2:Sheet1.F6 Sheet1.I2:Sheet1.I6" chart:data-source-has-labels="column" svg:x="1.331cm" svg:y="0.18cm" svg:width="14.349cm" svg:height="7.659cm">
          <chartooo:coordinate-region svg:x="1.767cm" svg:y="0.379cm" svg:width="13.541cm" svg:height="6.813cm"/>
          <chart:axis chart:dimension="x" chart:name="primary-x" chart:style-name="ch3" chartooo:axis-type="auto">
            <chartooo:date-scale/>
            <chart:title svg:x="7.112cm" svg:y="8.019cm" chart:style-name="ch4">
              <text:p>Number of threads</text:p>
            </chart:title>
            <chart:categories table:cell-range-address="Sheet1.F2:Sheet1.F6"/>
          </chart:axis>
          <chart:axis chart:dimension="y" chart:name="primary-y" chart:style-name="ch3">
            <chart:title svg:x="0.451cm" svg:y="4.807cm" chart:style-name="ch5">
              <text:p>Speed-Up</text:p>
            </chart:title>
            <chart:grid chart:style-name="ch6" chart:class="major"/>
          </chart:axis>
          <chart:series chart:style-name="ch7" chart:values-cell-range-address="Sheet1.I2:Sheet1.I6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F2:Sheet1.F6</svg:desc>
                </draw:g>
              </table:table-cell>
              <table:table-cell office:value-type="float" office:value="1">
                <text:p>1</text:p>
                <draw:g>
                  <svg:desc>Sheet1.I2:Sheet1.I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07974237723286">
                <text:p>2.0797423772328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37108508202053">
                <text:p>4.3710850820205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.44705553845979">
                <text:p>8.4470555384597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.0241758768679">
                <text:p>12.02417587686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F2:Sheet1.F6 Sheet1.J2:Sheet1.J6" chart:data-source-has-labels="column" svg:x="1.331cm" svg:y="0.18cm" svg:width="14.349cm" svg:height="7.659cm">
          <chartooo:coordinate-region svg:x="2.058cm" svg:y="0.38cm" svg:width="13.435cm" svg:height="6.812cm"/>
          <chart:axis chart:dimension="x" chart:name="primary-x" chart:style-name="ch3" chartooo:axis-type="auto">
            <chartooo:date-scale/>
            <chart:title svg:x="7.112cm" svg:y="8.019cm" chart:style-name="ch4">
              <text:p>Number of threads</text:p>
            </chart:title>
            <chart:categories table:cell-range-address="Sheet1.F2:Sheet1.F6"/>
          </chart:axis>
          <chart:axis chart:dimension="y" chart:name="primary-y" chart:style-name="ch3">
            <chart:title svg:x="0.451cm" svg:y="4.754cm" chart:style-name="ch5">
              <text:p>Efficiency</text:p>
            </chart:title>
            <chart:grid chart:style-name="ch6" chart:class="major"/>
          </chart:axis>
          <chart:series chart:style-name="ch7" chart:values-cell-range-address="Sheet1.J2:Sheet1.J6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F2:Sheet1.F6</svg:desc>
                </draw:g>
              </table:table-cell>
              <table:table-cell office:value-type="float" office:value="1">
                <text:p>1</text:p>
                <draw:g>
                  <svg:desc>Sheet1.J2:Sheet1.J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03987118861643">
                <text:p>1.0398711886164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09277127050513">
                <text:p>1.0927712705051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5588194230747">
                <text:p>1.0558819423074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51510992304242">
                <text:p>0.7515109923042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